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4.817cm"/>
    </style:style>
    <style:style style:name="co4" style:family="table-column">
      <style:table-column-properties fo:break-before="auto" style:column-width="5.156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PageStyle_5f_mapldap_5f_csv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3b3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cccc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map ldap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ldap attribute</text:p>
          </table:table-cell>
          <table:table-cell table:style-name="ce1" office:value-type="string">
            <text:p>freedom attribute</text:p>
          </table:table-cell>
          <table:table-cell table:style-name="ce1" office:value-type="string">
            <text:p>ldap schema</text:p>
          </table:table-cell>
          <table:table-cell table:style-name="ce1" office:value-type="string">
            <text:p>card index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audio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businessCategory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arLicens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arLicens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n</text:p>
          </table:table-cell>
          <table:table-cell office:value-type="string">
            <text:p>T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epartmentNumber</text:p>
          </table:table-cell>
          <table:table-cell office:value-type="string">
            <text:p>US_SERV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estinationIndicato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isplayNam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n</text:p>
          </table:table-cell>
          <table:table-cell office:value-type="string">
            <text:p>::getUserLDAPDN(uid,dc=people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employeeNumber</text:p>
          </table:table-cell>
          <table:table-cell office:value-type="string">
            <text:p>US_MATRICUL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employeeType</text:p>
          </table:table-cell>
          <table:table-cell office:value-type="string">
            <text:p>US_TYP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facsimiletelephonenumber</text:p>
          </table:table-cell>
          <table:table-cell office:value-type="string">
            <text:p>US_FAX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givenName</text:p>
          </table:table-cell>
          <table:table-cell office:value-type="string">
            <text:p>US_F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homePhone</text:p>
          </table:table-cell>
          <table:table-cell office:value-type="string">
            <text:p>US_HOME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homePostalAddress</text:p>
          </table:table-cell>
          <table:table-cell office:value-type="string">
            <text:p>US_HOMEADD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initials</text:p>
          </table:table-cell>
          <table:table-cell office:value-type="string">
            <text:p>US_INITIALS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internationaliSDN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jpegPhoto</text:p>
          </table:table-cell>
          <table:table-cell office:value-type="string">
            <text:p>US_PHOTO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l</text:p>
          </table:table-cell>
          <table:table-cell office:value-type="string">
            <text:p>US_WORKTOW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labeledURI</text:p>
          </table:table-cell>
          <table:table-cell office:value-type="string">
            <text:p>http://%US_WORKWEB%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ail</text:p>
          </table:table-cell>
          <table:table-cell office:value-type="string">
            <text:p>US_MAIL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anag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obile</text:p>
          </table:table-cell>
          <table:table-cell office:value-type="string">
            <text:p>US_MOBIL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o</text:p>
          </table:table-cell>
          <table:table-cell office:value-type="string">
            <text:p>US_SOCIETY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ou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ag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hoto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hysicalDeliveryOfficeNam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alAddress</text:p>
          </table:table-cell>
          <table:table-cell office:value-type="string">
            <text:p>US_WORKADD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alCode</text:p>
          </table:table-cell>
          <table:table-cell office:value-type="string">
            <text:p>US_WORKPOSTALCOD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o</text:p>
          </table:table-cell>
          <table:table-cell office:value-type="string">
            <text:p>US_COUNTR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OfficeBox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referredDeliveryMethod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referredLanguag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registeredAddress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room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ecretary</text:p>
          </table:table-cell>
          <table:table-cell office:value-type="string">
            <text:p>US_SEC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n</text:p>
          </table:table-cell>
          <table:table-cell office:value-type="string">
            <text:p>US_L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t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treet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phoneNumber</text:p>
          </table:table-cell>
          <table:table-cell office:value-type="string">
            <text:p>US_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x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xTerminalIdentifi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id</text:p>
          </table:table-cell>
          <table:table-cell office:value-type="string">
            <text:p>I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serCertificat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serSMIMECertificat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x121Address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x500uniqueIdentifi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"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::getLDAPTitle()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uid,dc=users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ail</text:p>
          </table:table-cell>
          <table:table-cell office:value-type="string">
            <text:p>GRP_MAIL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sn</text:p>
          </table:table-cell>
          <table:table-cell office:value-type="string">
            <text:p>GRP_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uid</text:p>
          </table:table-cell>
          <table:table-cell office:value-type="string">
            <text:p>US_LOGI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cn,dc=people)</text:p>
          </table:table-cell>
          <table:table-cell office:value-type="string">
            <text:p>top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escription</text:p>
          </table:table-cell>
          <table:table-cell office:value-type="string">
            <text:p>GRP_ROLE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US_LOGIN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ember</text:p>
          </table:table-cell>
          <table:table-cell office:value-type="string">
            <text:p>::getLDAPMember()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ou</text:p>
          </table:table-cell>
          <table:table-cell office:value-type="string">
            <text:p>US_LOGIN</text:p>
          </table:table-cell>
          <table:table-cell office:value-type="string">
            <text:p>organizationalUnit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ou,dc=people)</text:p>
          </table:table-cell>
          <table:table-cell office:value-type="string">
            <text:p>top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3"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escription</text:p>
          </table:table-cell>
          <table:table-cell office:value-type="string">
            <text:p>US_DESCRIPTION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n</text:p>
          </table:table-cell>
          <table:table-cell office:value-type="string">
            <text:p>::getLDAPDN(uid,dc=users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gecos</text:p>
          </table:table-cell>
          <table:table-cell office:value-type="string">
            <text:p>US_GECOS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gidNumber</text:p>
          </table:table-cell>
          <table:table-cell office:value-type="string">
            <text:p>US_GIDNUMBER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homeDirectory</text:p>
          </table:table-cell>
          <table:table-cell office:value-type="string">
            <text:p>US_HOMEDIRECTORY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loginShell</text:p>
          </table:table-cell>
          <table:table-cell office:value-type="string">
            <text:p>US_LOGINSHELL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Expire</text:p>
          </table:table-cell>
          <table:table-cell office:value-type="string">
            <text:p>US_SHADOWEXPIR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Flag</text:p>
          </table:table-cell>
          <table:table-cell office:value-type="string">
            <text:p>US_SHADOWFLAG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Inactive</text:p>
          </table:table-cell>
          <table:table-cell office:value-type="string">
            <text:p>US_SHADOWINACTIV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LastChange</text:p>
          </table:table-cell>
          <table:table-cell office:value-type="string">
            <text:p>US_SHADOWLASTCHANG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Max</text:p>
          </table:table-cell>
          <table:table-cell office:value-type="string">
            <text:p>US_SHADOWMAX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Min</text:p>
          </table:table-cell>
          <table:table-cell office:value-type="string">
            <text:p>US_SHADOWMIN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Warning</text:p>
          </table:table-cell>
          <table:table-cell office:value-type="string">
            <text:p>US_SHADOWWARNING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id</text:p>
          </table:table-cell>
          <table:table-cell office:value-type="string">
            <text:p>US_LOGI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idNumber</text:p>
          </table:table-cell>
          <table:table-cell office:value-type="string">
            <text:p>US_UIDNUMBER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serPassword</text:p>
          </table:table-cell>
          <table:table-cell office:value-type="string">
            <text:p>US_PASSWD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ou</text:p>
          </table:table-cell>
          <table:table-cell office:value-type="string">
            <text:p>US_LOGIN</text:p>
          </table:table-cell>
          <table:table-cell office:value-type="string">
            <text:p>organizationalUnit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n</text:p>
          </table:table-cell>
          <table:table-cell office:value-type="string">
            <text:p>::getLDAPDN(ou,dc=people)</text:p>
          </table:table-cell>
          <table:table-cell office:value-type="string">
            <text:p>top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4" table:number-columns-repeated="6"/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gidNumber,dc=users)</text:p>
          </table:table-cell>
          <table:table-cell office:value-type="string">
            <text:p>to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emberUid</text:p>
          </table:table-cell>
          <table:table-cell office:value-type="string">
            <text:p>GRP_MEMBERUID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gidNumber</text:p>
          </table:table-cell>
          <table:table-cell office:value-type="string">
            <text:p>GRP_GIDNUMBER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US_LOGIN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escription</text:p>
          </table:table-cell>
          <table:table-cell office:value-type="string">
            <text:p>GRP_ROLE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 table:number-rows-repeated="6544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30">30/01/2007</text:date>, <text:time>16:1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ldap_5f_csv" style:display-name="PageStyle_mapldap_csv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45:17</meta:creation-date>
    <dc:date>2007-01-30T16:16:53</dc:date>
    <dc:language>fr-FR</dc:language>
    <meta:editing-cycles>6</meta:editing-cycles>
    <meta:editing-duration>PT4H53M21S</meta:editing-duration>
    <meta:user-defined meta:name="Info 1"/>
    <meta:user-defined meta:name="Info 2"/>
    <meta:user-defined meta:name="Info 3"/>
    <meta:user-defined meta:name="Info 4"/>
    <meta:document-statistic meta:table-count="1" meta:cell-count="473"/>
  </office:meta>
</office:document-meta>
</file>